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555555" loext:fill-use-slide-background="false" draw:opacity="20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4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555555" draw:opacity="20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style:text-properties fo:color="#aa3377" loext:opacity="100%"/>
    </style:style>
    <style:style style:name="P19" style:family="paragraph">
      <loext:graphic-properties draw:fill="none" draw:fill-color="#ffffff"/>
      <style:text-properties fo:color="#aa3377" loext:opacity="100%" style:font-name="Palatino LT Std"/>
    </style:style>
    <style:style style:name="P20" style:family="paragraph">
      <style:paragraph-properties fo:text-align="center"/>
      <style:text-properties fo:color="#4477aa" loext:opacity="100%"/>
    </style:style>
    <style:style style:name="P21" style:family="paragraph">
      <loext:graphic-properties draw:fill-color="#ccbb44" draw:opacity="80%"/>
      <style:paragraph-properties fo:text-align="center"/>
    </style:style>
    <style:style style:name="P22" style:family="paragraph">
      <loext:graphic-properties draw:fill="solid" draw:fill-color="#ccbb44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77aa" loext:opacity="100%" style:font-name="Palatino LT Std" fo:font-weight="bold" style:font-weight-asian="bold" style:font-weight-complex="bold"/>
    </style:style>
    <style:style style:name="P24" style:family="paragraph">
      <loext:graphic-properties draw:fill-color="#aa3377"/>
      <style:paragraph-properties fo:text-align="center"/>
    </style:style>
    <style:style style:name="P25" style:family="paragraph">
      <loext:graphic-properties draw:fill="none" draw:fill-color="#ffffff"/>
      <style:text-properties fo:color="#aa3377" loext:opacity="100%" style:font-name="Palatino LT Std" fo:font-weight="bold" style:font-weight-asian="bold" style:font-weight-complex="bold"/>
    </style:style>
    <style:style style:name="P26" style:family="paragraph">
      <loext:graphic-properties draw:fill-color="#555555" draw:opacity="25%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T Std" fo:font-size="66pt" style:font-size-asian="54pt" style:font-size-complex="54pt"/>
    </style:style>
    <style:style style:name="T4" style:family="text">
      <style:text-properties fo:color="#4477aa" loext:opacity="100%" style:font-name="Palatino LT Std" fo:font-weight="bold" style:font-weight-asian="bold" style:font-weight-complex="bold"/>
    </style:style>
    <style:style style:name="T5" style:family="text">
      <style:text-properties fo:color="#aa3377" loext:opacity="100%" style:font-name="Palatino LT Std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1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9" draw:layer="layout" svg:width="5.357cm" svg:height="2.579cm" svg:x="1.652cm" svg:y="16.707cm">
          <draw:text-box>
            <text:p text:style-name="P18"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3) rotate (-2.41518661890975) translate (11.2676684528665cm 5.4719491755687cm)" svg:viewBox="0 0 6452 6309" svg:d="M0 6309c848-1274 1729-2236 1650-3102s-296-2184 596-2727 4083-1048 4206 1011">
          <text:p/>
        </draw:path>
        <draw:line draw:style-name="gr33" draw:text-style-name="P20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24) rotate (-2.41518661890975) translate (26.3686684528665cm 4.9779491755687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5) rotate (-2.41518661890975) translate (10.7421562157411cm 4.492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9) rotate (-2.41518661890975) translate (25.9431562157411cm 4.753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3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3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1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709cm" svg:y="19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229cm" svg:y="18.8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5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41cm" svg:y="18.9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93cm" svg:y="18.5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22.5431562157411cm 4.73787315018581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411cm" svg:y="7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931cm" svg:y="7.2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5) rotate (-2.41518661890975) translate (10.7031562157411cm 4.50787315018581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67cm" svg:y="7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8.19cm" svg:y="7.1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25" draw:layer="layout" svg:width="0.875cm" svg:height="0.992cm" svg:x="21.223cm" svg:y="0.805cm">
          <draw:text-box>
            <text:p text:style-name="P18"><text:span text:style-name="T5">–</text:span></text:p>
          </draw:text-box>
        </draw:frame>
        <draw:frame draw:style-name="gr40" draw:text-style-name="P25" draw:layer="layout" svg:width="0.875cm" svg:height="0.992cm" svg:x="9.524cm" svg:y="0.805cm">
          <draw:text-box>
            <text:p text:style-name="P18"><text:span text:style-name="T5">–</text:span></text:p>
          </draw:text-box>
        </draw:frame>
        <draw:custom-shape draw:name="XXXtestXXX" draw:style-name="gr41" draw:text-style-name="P24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3" draw:text-style-name="P24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5) rotate (-2.41518661890975) translate (10.7421562157411cm 4.492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71cm" svg:y="7.6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8.23cm" svg:y="7.2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71cm" svg:y="19.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23cm" svg:y="19.0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9) rotate (-2.41518661890975) translate (25.9431562157411cm 4.753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8.711cm" svg:y="6.3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9.231cm" svg:y="6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44" draw:text-style-name="P26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46" draw:text-style-name="P28" draw:layer="layout" svg:width="28.049cm" svg:height="4.715cm" svg:x="0.398cm" svg:y="0.657cm">
          <draw:text-box>
            <text:p text:style-name="P27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7"><text:span text:style-name="T7"/></text:p>
            <text:p text:style-name="P27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7"><text:span text:style-name="T7"/></text:p>
            <text:p text:style-name="P27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7"><text:span text:style-name="T7"/></text:p>
            <text:p text:style-name="P27"><text:span text:style-name="T7"></text:span><text:span text:style-name="T8"></text:span></text:p>
            <text:p text:style-name="P27"><text:span text:style-name="T7"/></text:p>
            <text:p text:style-name="P27"><text:span text:style-name="T7"></text:span><text:span text:style-name="T8"></text:span><text:span text:style-name="T7"></text:span></text:p>
          </draw:text-box>
        </draw:frame>
        <draw:custom-shape draw:style-name="gr4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23.088cm" svg:y1="3.963cm" svg:x2="25.537cm" svg:y2="3.963cm">
          <text:p/>
        </draw:line>
        <draw:custom-shape draw:style-name="gr5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1" draw:text-style-name="P30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3" draw:text-style-name="P31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4H43M2S</meta:editing-duration>
    <meta:editing-cycles>37</meta:editing-cycles>
    <meta:generator>LibreOffice/7.6.4.1$Linux_X86_64 LibreOffice_project/60$Build-1</meta:generator>
    <dc:title>A4LandscapeDejavu</dc:title>
    <dc:date>2024-02-02T13:39:14.169627924</dc:date>
    <meta:print-date>2024-01-24T20:46:40.384039008</meta:print-date>
    <meta:printed-by>PDF files</meta:printed-by>
    <meta:document-statistic meta:object-count="576"/>
    <meta:user-defined meta:name="Author">PGLPM</meta:user-defined>
  </office:meta>
</office:document-meta>
</file>